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3e8" officeooo:paragraph-rsid="001d53e8"/>
    </style:style>
    <style:style style:name="P2" style:family="paragraph" style:parent-style-name="Standard">
      <style:text-properties officeooo:rsid="001f478c" officeooo:paragraph-rsid="001f478c"/>
    </style:style>
    <style:style style:name="P3" style:family="paragraph" style:parent-style-name="Standard">
      <style:text-properties officeooo:rsid="001f6004" officeooo:paragraph-rsid="001f6004"/>
    </style:style>
    <style:style style:name="P4" style:family="paragraph" style:parent-style-name="Standard" style:list-style-name="L1">
      <style:text-properties officeooo:rsid="001d53e8" officeooo:paragraph-rsid="001d53e8"/>
    </style:style>
    <style:style style:name="P5" style:family="paragraph" style:parent-style-name="Standard">
      <style:text-properties officeooo:rsid="001d53e8" officeooo:paragraph-rsid="001d53e8"/>
    </style:style>
    <style:style style:name="P6" style:family="paragraph" style:parent-style-name="Standard">
      <style:text-properties officeooo:rsid="00213339" officeooo:paragraph-rsid="00213339"/>
    </style:style>
    <style:style style:name="P7" style:family="paragraph" style:parent-style-name="Standard">
      <style:text-properties officeooo:rsid="00266dfc" officeooo:paragraph-rsid="00266dfc"/>
    </style:style>
    <style:style style:name="P8" style:family="paragraph" style:parent-style-name="Standard" style:list-style-name="L2">
      <style:text-properties officeooo:rsid="00266dfc" officeooo:paragraph-rsid="00266dfc"/>
    </style:style>
    <style:style style:name="P9" style:family="paragraph" style:parent-style-name="Standard">
      <style:text-properties officeooo:rsid="00267a64" officeooo:paragraph-rsid="00267a64"/>
    </style:style>
    <style:style style:name="P10" style:family="paragraph" style:parent-style-name="Standard">
      <style:text-properties officeooo:rsid="0027b95b" officeooo:paragraph-rsid="0027b95b"/>
    </style:style>
    <style:style style:name="P11" style:family="paragraph" style:parent-style-name="Standard">
      <style:text-properties officeooo:rsid="002a65f2" officeooo:paragraph-rsid="002a65f2"/>
    </style:style>
    <style:style style:name="P12" style:family="paragraph" style:parent-style-name="Standard">
      <style:text-properties officeooo:rsid="002a79b1" officeooo:paragraph-rsid="002a79b1"/>
    </style:style>
    <style:style style:name="P13" style:family="paragraph" style:parent-style-name="Standard">
      <style:text-properties officeooo:rsid="002ad873" officeooo:paragraph-rsid="002ad873"/>
    </style:style>
    <style:style style:name="P14" style:family="paragraph" style:parent-style-name="Standard">
      <style:text-properties officeooo:rsid="002c0bf5" officeooo:paragraph-rsid="002c0bf5"/>
    </style:style>
    <style:style style:name="T1" style:family="text">
      <style:text-properties officeooo:rsid="001ef23c"/>
    </style:style>
    <style:style style:name="T2" style:family="text">
      <style:text-properties officeooo:rsid="0022d65d"/>
    </style:style>
    <style:style style:name="T3" style:family="text">
      <style:text-properties officeooo:rsid="00232b5f"/>
    </style:style>
    <style:style style:name="T4" style:family="text">
      <style:text-properties officeooo:rsid="002c0bf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et CSS</text:p>
      <text:p text:style-name="P1"/>
      <text:h text:style-name="Heading_20_1" text:outline-level="1">Approche historique</text:h>
      <text:p text:style-name="P1">mai et octobre 1962 → crise de Cuba : besoin de s’assurer que les bases militaires peuvent communiquer entre elles en cas d’attaque. Principe d’un inter-net est repris pas les universitaires. </text:p>
      <text:list xml:id="list6283404152668028622" text:style-name="L1">
        <text:list-item>
          <text:p text:style-name="P4">1962 : US Air Force</text:p>
        </text:list-item>
        <text:list-item>
          <text:p text:style-name="P4">1964 : Paul Baran : système de toile non vulnérable à une attaque sur un point central de commandement</text:p>
        </text:list-item>
        <text:list-item>
          <text:p text:style-name="P4">1969 : ARPANET</text:p>
        </text:list-item>
      </text:list>
      <text:p text:style-name="P1"><text:tab/>…</text:p>
      <text:p text:style-name="P1"/>
      <text:p text:style-name="P1">C’est en 1980 qu’on commence à parler de Web pour la première fois. <text:span text:style-name="T1">Rappel : l</text:span>e Web est une application de l’Internet. <text:span text:style-name="T1">Le DNS (Domain Name System) est en quelque sorte un traducteur qui traduit des numéro de domaine en noms. SGML (Standard General Mark Up Language) : la structuration de gestion de document à l’aide de balises. 1991 : naissance de l’application World Wide Web, et du langage HTML. Ensuite, c’est un perfectionnement du système. </text:span></text:p>
      <text:p text:style-name="P2">Apparition du CSS : séparation de la couche structure et de la couche visualisation.</text:p>
      <text:p text:style-name="P2"/>
      <text:p text:style-name="P2">En 2000 XHTML refait surface. Il est une sorte de <text:span text:style-name="T3">bâtard</text:span> entre XML et HTML, qui garde les bons côté de chacun des langages. </text:p>
      <text:p text:style-name="P2">SGML a donné naissance à 3 langages :</text:p>
      <text:p text:style-name="P2">* XML (propose une grammaire de balise librement adaptable, puisqu’on peut créer n’importe quelle balise). </text:p>
      <text:p text:style-name="P2">* HTML (HTML est plus permissif, on peut plus faire des erreurs ; basé sur des balises définies déjà) </text:p>
      <text:p text:style-name="P2">* XHTML ; </text:p>
      <text:p text:style-name="P3">La différence majeure entre HTML et XML c’est la finalité du document. </text:p>
      <text:p text:style-name="P2"/>
      <text:p text:style-name="P2">→ les technologies du Web évoluent en permanence, c’est pour ça qu’on a besoin d’une spécialisation Front End ou Back End. Côté client c’est HTML, CSS, Javascript, etc. Côté serveur c’est MySQL, Python, PHP, etc. </text:p>
      <text:p text:style-name="P1"/>
      <text:p text:style-name="P6">Une balise sert avant tout à signaler. <text:span text:style-name="T2">Les balises HTML sont prédéfinies et s’attachent avant tout à la structure. Avec HTML 5 intervient aussi une notion sémantique, on devient plus précis (article, bas de page, en-tête). </text:span></text:p>
      <text:p text:style-name="P6"/>
      <text:h text:style-name="Heading_20_1" text:outline-level="1">HTML</text:h>
      <text:p text:style-name="P9">Cf powerpoint. </text:p>
      <text:h text:style-name="Heading_20_1" text:outline-level="1">CSS</text:h>
      <text:p text:style-name="P7">Il y a quatre manières d’intégrer du CSS :</text:p>
      <text:list xml:id="list6860636854663567438" text:style-name="L2">
        <text:list-item>
          <text:p text:style-name="P8">dans les balises</text:p>
        </text:list-item>
        <text:list-item>
          <text:p text:style-name="P8">dans une section &lt;style&gt; en en-tête du document</text:p>
        </text:list-item>
        <text:list-item>
          <text:p text:style-name="P8">avec un &lt;link&gt;</text:p>
        </text:list-item>
        <text:list-item>
          <text:p text:style-name="P8"><text:soft-page-break/>avec un @import : qui permet d’aller reprendre des éléments sur un serveur. Mais qu’on ne voit pas dans ce cours.</text:p>
        </text:list-item>
      </text:list>
      <text:p text:style-name="P7"/>
      <text:p text:style-name="P10">Ordre de priorité entre les expressions des règles :</text:p>
      <text:p text:style-name="P10">- l’attribut style dans une balise prendre la priorité maximale</text:p>
      <text:p text:style-name="P10">- la section &lt;style&gt; en début de fichier prend une priorité intermédiaire</text:p>
      <text:p text:style-name="P10">- le fichier css n’est pas prioritaire face à la section &lt;style&gt; dans le fichier, et l’attribut style.</text:p>
      <text:p text:style-name="P10"/>
      <text:p text:style-name="P11">C’est le CSS qui prend en charge les valeurs de représentation des informations contenues dans le fichier HTML.</text:p>
      <text:p text:style-name="P11"/>
      <text:p text:style-name="P12">Ces règles se composent de : </text:p>
      <text:p text:style-name="P12">- sélecteur (les balises)</text:p>
      <text:p text:style-name="P12">- points (les classes)</text:p>
      <text:p text:style-name="P12">- hashtag (les id)</text:p>
      <text:p text:style-name="P12"/>
      <text:p text:style-name="P13">suivi d’{} qui entourent la définition des paramètres.</text:p>
      <text:p text:style-name="P13"/>
      <text:p text:style-name="P13">* <text:span text:style-name="T4">est un sélecteur universel → « tout »</text:span></text:p>
      <text:p text:style-name="P14">Ex : *{margin:0; padding:0;} permet de mettre toutes les marges et tous les padding à zéro. </text:p>
      <text:p text:style-name="P12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d53e8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03:33.310972507</meta:creation-date>
    <dc:date>2017-10-25T15:23:24.952925151</dc:date>
    <meta:editing-duration>PT2H58M35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479" meta:character-count="2717" meta:non-whitespace-character-count="2269"/>
  </office:meta>
</office:document-meta>
</file>